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DocumentImpl.createElement( String tag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DocumentImpl.WMLDocumentImpl( DocumentType do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